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50E000003664A27DF98B97F46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88cm" svg:height="1.74cm" svg:x="0cm" svg:y="0cm">
          <draw:image xlink:href="Pictures/100000000000050E000003664A27DF98B97F46F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CA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4cm" fo:margin-bottom="0.64cm" fo:margin-left="0.64cm" fo:margin-right="0.6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1T21:55:29.189550719</meta:creation-date>
    <dc:date>2019-10-21T21:57:51.943307784</dc:date>
    <meta:editing-duration>PT2M23S</meta:editing-duration>
    <meta:editing-cycles>1</meta:editing-cycles>
    <meta:document-statistic meta:object-count="1"/>
    <meta:generator>LibreOffice/6.3.2.2$Linux_X86_64 LibreOffice_project/30$Build-2</meta:generator>
  </office:meta>
</office:document-meta>
</file>